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Extras</text:p>
          </table:table-cell>
          <table:table-cell table:style-name="ce1" office:value-type="string" calcext:value-type="string">
            <text:p>Tare2</text:p>
          </table:table-cell>
        </table:table-row>
        <table:table-row table:style-name="ro1">
          <table:table-cell office:value-type="string" calcext:value-type="string">
            <text:p>Ayala Martínez Sebast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anco Martínez Adá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anira Jocelyn Sánchez Cabrera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arcía Antonio Yeni Monser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Cruz William Sa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Santiago D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Valencia Luis No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ón García Elton Miche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ález Espinoza Eduardo</text:p>
          </table:table-cell>
          <table:table-cell table:number-columns-repeated="2"/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González Morales Sara Jho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rra Franklin Uriel Neftal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Hernández Vásquez Crisa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ús Guiddel Pérez Martínez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árez Carrasco Alejandro Rafa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ópez Cortés Carlos Franci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ópez Fienros Carlos Adá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la Si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ínez Serrano Sergio Nicolá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ínez Vásquez Andrea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teos Aguilar Juan Emilio</text:p>
          </table:table-cell>
          <table:table-cell office:value-type="float" office:value="5.6" calcext:value-type="float">
            <text:p>5.6</text:p>
          </table:table-cell>
          <table:table-cell office:value-type="float" office:value="2.25" calcext:value-type="float">
            <text:p>2.2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Melchor Gallegos Pablo Gregorio</text:p>
          </table:table-cell>
          <table:table-cell office:value-type="float" office:value="7.4" calcext:value-type="float">
            <text:p>7.4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ndez Ruíz María Magdal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érez Ramírez Laura Guadalupe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z Pacheco Mauro Aar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Antonio Eduar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Carmona Karen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iago Martínez José de Jesú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 Moreira Keiso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otelo Cid Guadalupe de la P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 Chavez Daniela Itzbao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</table:table-row>
      </table:table>
      <table:named-expressions/>
      <table:database-ranges>
        <table:database-range table:name="__Anonymous_Sheet_DB__0" table:target-range-address="Hoja1.A1:Hoja1.A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4:31:09.4812760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8:52:56.305644327</meta:creation-date>
    <dc:date>2019-06-10T14:36:18.921829610</dc:date>
    <meta:editing-duration>PT2H31M35S</meta:editing-duration>
    <meta:editing-cycles>11</meta:editing-cycles>
    <meta:generator>LibreOffice/5.2.7.2$Linux_X86_64 LibreOffice_project/20m0$Build-2</meta:generator>
    <meta:document-statistic meta:table-count="1" meta:cell-count="55" meta:object-count="0"/>
  </office:meta>
</office:document-meta>
</file>